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6" style:family="paragraph">
      <style:text-properties fo:font-family="Arial" style:font-family-generic="swiss" style:font-pitch="variable" fo:font-size="12pt"/>
    </style:style>
    <style:style style:name="T1" style:family="text">
      <style:text-properties fo:font-size="12pt"/>
    </style:style>
    <style:style style:name="T2" style:family="text">
      <style:text-properties fo:font-family="Symbol" fo:font-size="12pt"/>
    </style:style>
    <style:style style:name="T3" style:family="text">
      <style:text-properties fo:font-family="Arial" style:font-family-generic="swiss" style:font-pitch="variable" fo:font-size="12pt"/>
    </style:style>
    <style:style style:name="T4" style:family="text">
      <style:text-properties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669cm" svg:y1="0.565cm" svg:x2="1.669cm" svg:y2="6.28cm">
          <text:p text:style-name="P2"/>
        </draw:line>
        <draw:line draw:style-name="gr2" draw:text-style-name="P1" draw:layer="layout" svg:x1="1.621cm" svg:y1="0.535cm" svg:x2="16.335cm" svg:y2="0.535cm">
          <text:p text:style-name="P2"/>
        </draw:line>
        <draw:line draw:style-name="gr2" draw:text-style-name="P1" draw:layer="layout" svg:x1="2.139cm" svg:y1="5.715cm" svg:x2="2.774cm" svg:y2="5.715cm">
          <text:p text:style-name="P2"/>
        </draw:line>
        <draw:frame draw:style-name="gr3" draw:text-style-name="P3" draw:layer="layout" svg:width="0.942cm" svg:height="0.725cm" svg:x="2.679cm" svg:y="5.38cm">
          <draw:text-box>
            <text:p text:style-name="P2"><text:span text:style-name="T1">1s</text:span></text:p>
          </draw:text-box>
        </draw:frame>
        <draw:frame draw:style-name="gr3" draw:text-style-name="P3" draw:layer="layout" svg:width="2.716cm" svg:height="0.725cm" draw:transform="rotate (1.57690497917658) translate (-0.08cm 4.674cm)">
          <draw:text-box>
            <text:p text:style-name="P4"><text:span text:style-name="T1">Energy (eV)</text:span></text:p>
          </draw:text-box>
        </draw:frame>
        <draw:line draw:style-name="gr2" draw:text-style-name="P1" draw:layer="layout" svg:x1="2.14cm" svg:y1="3.515cm" svg:x2="2.775cm" svg:y2="3.515cm">
          <text:p text:style-name="P2"/>
        </draw:line>
        <draw:line draw:style-name="gr2" draw:text-style-name="P1" draw:layer="layout" svg:x1="3.641cm" svg:y1="3.515cm" svg:x2="4.276cm" svg:y2="3.515cm">
          <text:p text:style-name="P2"/>
        </draw:line>
        <draw:line draw:style-name="gr2" draw:text-style-name="P1" draw:layer="layout" svg:x1="4.342cm" svg:y1="3.515cm" svg:x2="4.977cm" svg:y2="3.515cm">
          <text:p text:style-name="P2"/>
        </draw:line>
        <draw:line draw:style-name="gr2" draw:text-style-name="P1" draw:layer="layout" svg:x1="5.043cm" svg:y1="3.515cm" svg:x2="5.678cm" svg:y2="3.515cm">
          <text:p text:style-name="P2"/>
        </draw:line>
        <draw:frame draw:style-name="gr3" draw:text-style-name="P3" draw:layer="layout" svg:width="0.938cm" svg:height="0.725cm" svg:x="2.679cm" svg:y="3.165cm">
          <draw:text-box>
            <text:p text:style-name="P2"><text:span text:style-name="T1">2s</text:span></text:p>
          </draw:text-box>
        </draw:frame>
        <draw:frame draw:style-name="gr3" draw:text-style-name="P3" draw:layer="layout" svg:width="0.959cm" svg:height="0.725cm" svg:x="5.579cm" svg:y="3.165cm">
          <draw:text-box>
            <text:p text:style-name="P2"><text:span text:style-name="T1">2p</text:span></text:p>
          </draw:text-box>
        </draw:frame>
        <draw:frame draw:style-name="gr3" draw:text-style-name="P3" draw:layer="layout" svg:width="2.907cm" svg:height="0.725cm" svg:x="3.322cm" svg:y="5.391cm">
          <draw:text-box>
            <text:p text:style-name="P2"><text:span text:style-name="T1">Ground state</text:span></text:p>
          </draw:text-box>
        </draw:frame>
        <draw:frame draw:style-name="gr3" draw:text-style-name="P3" draw:layer="layout" svg:width="3.101cm" svg:height="0.725cm" svg:x="3.322cm" svg:y="3.792cm">
          <draw:text-box>
            <text:p text:style-name="P2"><text:span text:style-name="T1">Excited states</text:span></text:p>
          </draw:text-box>
        </draw:frame>
        <draw:line draw:style-name="gr2" draw:text-style-name="P1" draw:layer="layout" svg:x1="2.14cm" svg:y1="2.716cm" svg:x2="2.775cm" svg:y2="2.716cm">
          <text:p text:style-name="P2"/>
        </draw:line>
        <draw:line draw:style-name="gr2" draw:text-style-name="P1" draw:layer="layout" svg:x1="3.641cm" svg:y1="2.716cm" svg:x2="4.276cm" svg:y2="2.716cm">
          <text:p text:style-name="P2"/>
        </draw:line>
        <draw:line draw:style-name="gr2" draw:text-style-name="P1" draw:layer="layout" svg:x1="4.342cm" svg:y1="2.716cm" svg:x2="4.977cm" svg:y2="2.716cm">
          <text:p text:style-name="P2"/>
        </draw:line>
        <draw:line draw:style-name="gr2" draw:text-style-name="P1" draw:layer="layout" svg:x1="5.043cm" svg:y1="2.716cm" svg:x2="5.678cm" svg:y2="2.716cm">
          <text:p text:style-name="P2"/>
        </draw:line>
        <draw:frame draw:style-name="gr3" draw:text-style-name="P3" draw:layer="layout" svg:width="0.938cm" svg:height="0.725cm" svg:x="2.679cm" svg:y="2.366cm">
          <draw:text-box>
            <text:p text:style-name="P2"><text:span text:style-name="T1">3s</text:span></text:p>
          </draw:text-box>
        </draw:frame>
        <draw:frame draw:style-name="gr3" draw:text-style-name="P3" draw:layer="layout" svg:width="0.959cm" svg:height="0.725cm" svg:x="5.595cm" svg:y="2.366cm">
          <draw:text-box>
            <text:p text:style-name="P2"><text:span text:style-name="T1">3p</text:span></text:p>
          </draw:text-box>
        </draw:frame>
        <draw:line draw:style-name="gr2" draw:text-style-name="P1" draw:layer="layout" svg:x1="6.742cm" svg:y1="2.716cm" svg:x2="7.377cm" svg:y2="2.716cm">
          <text:p text:style-name="P2"/>
        </draw:line>
        <draw:line draw:style-name="gr2" draw:text-style-name="P1" draw:layer="layout" svg:x1="7.443cm" svg:y1="2.716cm" svg:x2="8.078cm" svg:y2="2.716cm">
          <text:p text:style-name="P2"/>
        </draw:line>
        <draw:line draw:style-name="gr2" draw:text-style-name="P1" draw:layer="layout" svg:x1="8.144cm" svg:y1="2.716cm" svg:x2="8.779cm" svg:y2="2.716cm">
          <text:p text:style-name="P2"/>
        </draw:line>
        <draw:line draw:style-name="gr2" draw:text-style-name="P1" draw:layer="layout" svg:x1="8.845cm" svg:y1="2.716cm" svg:x2="9.48cm" svg:y2="2.716cm">
          <text:p text:style-name="P2"/>
        </draw:line>
        <draw:line draw:style-name="gr2" draw:text-style-name="P1" draw:layer="layout" svg:x1="9.545cm" svg:y1="2.716cm" svg:x2="10.18cm" svg:y2="2.716cm">
          <text:p text:style-name="P2"/>
        </draw:line>
        <draw:frame draw:style-name="gr3" draw:text-style-name="P3" draw:layer="layout" svg:width="0.959cm" svg:height="0.725cm" svg:x="10.044cm" svg:y="2.367cm">
          <draw:text-box>
            <text:p text:style-name="P2"><text:span text:style-name="T1">3d</text:span></text:p>
          </draw:text-box>
        </draw:frame>
        <draw:line draw:style-name="gr2" draw:text-style-name="P1" draw:layer="layout" svg:x1="2.141cm" svg:y1="1.816cm" svg:x2="2.776cm" svg:y2="1.816cm">
          <text:p text:style-name="P2"/>
        </draw:line>
        <draw:line draw:style-name="gr2" draw:text-style-name="P1" draw:layer="layout" svg:x1="3.642cm" svg:y1="1.816cm" svg:x2="4.277cm" svg:y2="1.816cm">
          <text:p text:style-name="P2"/>
        </draw:line>
        <draw:line draw:style-name="gr2" draw:text-style-name="P1" draw:layer="layout" svg:x1="4.343cm" svg:y1="1.816cm" svg:x2="4.978cm" svg:y2="1.816cm">
          <text:p text:style-name="P2"/>
        </draw:line>
        <draw:line draw:style-name="gr2" draw:text-style-name="P1" draw:layer="layout" svg:x1="5.044cm" svg:y1="1.816cm" svg:x2="5.679cm" svg:y2="1.816cm">
          <text:p text:style-name="P2"/>
        </draw:line>
        <draw:frame draw:style-name="gr3" draw:text-style-name="P3" draw:layer="layout" svg:width="0.942cm" svg:height="0.725cm" svg:x="2.68cm" svg:y="1.466cm">
          <draw:text-box>
            <text:p text:style-name="P2"><text:span text:style-name="T1">4s</text:span></text:p>
          </draw:text-box>
        </draw:frame>
        <draw:frame draw:style-name="gr3" draw:text-style-name="P3" draw:layer="layout" svg:width="0.963cm" svg:height="0.725cm" svg:x="5.596cm" svg:y="1.466cm">
          <draw:text-box>
            <text:p text:style-name="P2"><text:span text:style-name="T1">4p</text:span></text:p>
          </draw:text-box>
        </draw:frame>
        <draw:line draw:style-name="gr2" draw:text-style-name="P1" draw:layer="layout" svg:x1="6.743cm" svg:y1="1.816cm" svg:x2="7.378cm" svg:y2="1.816cm">
          <text:p text:style-name="P2"/>
        </draw:line>
        <draw:line draw:style-name="gr2" draw:text-style-name="P1" draw:layer="layout" svg:x1="7.444cm" svg:y1="1.816cm" svg:x2="8.079cm" svg:y2="1.816cm">
          <text:p text:style-name="P2"/>
        </draw:line>
        <draw:line draw:style-name="gr2" draw:text-style-name="P1" draw:layer="layout" svg:x1="8.145cm" svg:y1="1.816cm" svg:x2="8.78cm" svg:y2="1.816cm">
          <text:p text:style-name="P2"/>
        </draw:line>
        <draw:line draw:style-name="gr2" draw:text-style-name="P1" draw:layer="layout" svg:x1="8.846cm" svg:y1="1.816cm" svg:x2="9.481cm" svg:y2="1.816cm">
          <text:p text:style-name="P2"/>
        </draw:line>
        <draw:line draw:style-name="gr2" draw:text-style-name="P1" draw:layer="layout" svg:x1="9.546cm" svg:y1="1.816cm" svg:x2="10.181cm" svg:y2="1.816cm">
          <text:p text:style-name="P2"/>
        </draw:line>
        <draw:frame draw:style-name="gr3" draw:text-style-name="P3" draw:layer="layout" svg:width="0.963cm" svg:height="0.725cm" svg:x="10.045cm" svg:y="1.467cm">
          <draw:text-box>
            <text:p text:style-name="P2"><text:span text:style-name="T1">4d</text:span></text:p>
          </draw:text-box>
        </draw:frame>
        <draw:line draw:style-name="gr2" draw:text-style-name="P1" draw:layer="layout" svg:x1="11.143cm" svg:y1="1.816cm" svg:x2="11.778cm" svg:y2="1.816cm">
          <text:p text:style-name="P2"/>
        </draw:line>
        <draw:line draw:style-name="gr2" draw:text-style-name="P1" draw:layer="layout" svg:x1="11.844cm" svg:y1="1.816cm" svg:x2="12.479cm" svg:y2="1.816cm">
          <text:p text:style-name="P2"/>
        </draw:line>
        <draw:line draw:style-name="gr2" draw:text-style-name="P1" draw:layer="layout" svg:x1="12.545cm" svg:y1="1.816cm" svg:x2="13.18cm" svg:y2="1.816cm">
          <text:p text:style-name="P2"/>
        </draw:line>
        <draw:line draw:style-name="gr2" draw:text-style-name="P1" draw:layer="layout" svg:x1="13.246cm" svg:y1="1.816cm" svg:x2="13.881cm" svg:y2="1.816cm">
          <text:p text:style-name="P2"/>
        </draw:line>
        <draw:line draw:style-name="gr2" draw:text-style-name="P1" draw:layer="layout" svg:x1="13.946cm" svg:y1="1.816cm" svg:x2="14.581cm" svg:y2="1.816cm">
          <text:p text:style-name="P2"/>
        </draw:line>
        <draw:frame draw:style-name="gr3" draw:text-style-name="P3" draw:layer="layout" svg:width="0.849cm" svg:height="0.725cm" svg:x="15.846cm" svg:y="1.468cm">
          <draw:text-box>
            <text:p text:style-name="P2"><text:span text:style-name="T1">4f</text:span></text:p>
          </draw:text-box>
        </draw:frame>
        <draw:frame draw:style-name="gr3" draw:text-style-name="P3" draw:layer="layout" svg:width="1.179cm" svg:height="0.725cm" svg:x="5.954cm" svg:y="0.814cm">
          <draw:text-box>
            <text:p text:style-name="P2"><text:span text:style-name="T1">etc.</text:span></text:p>
          </draw:text-box>
        </draw:frame>
        <draw:frame draw:style-name="gr3" draw:text-style-name="P3" draw:layer="layout" svg:width="1.315cm" svg:height="0.806cm" svg:x="0.542cm" svg:y="3.11cm">
          <draw:text-box>
            <text:p text:style-name="P2"><text:span text:style-name="T2">-</text:span><text:span text:style-name="T1">3.4</text:span></text:p>
          </draw:text-box>
        </draw:frame>
        <draw:frame draw:style-name="gr3" draw:text-style-name="P3" draw:layer="layout" svg:width="1.548cm" svg:height="0.806cm" svg:x="0.33cm" svg:y="5.31cm">
          <draw:text-box>
            <text:p text:style-name="P2"><text:span text:style-name="T2">-</text:span><text:span text:style-name="T3">1</text:span><text:span text:style-name="T1">3.6</text:span></text:p>
          </draw:text-box>
        </draw:frame>
        <draw:frame draw:style-name="gr3" draw:text-style-name="P3" draw:layer="layout" svg:width="1.315cm" svg:height="0.806cm" svg:x="0.563cm" svg:y="2.31cm">
          <draw:text-box>
            <text:p text:style-name="P2"><text:span text:style-name="T2">-</text:span><text:span text:style-name="T3">1</text:span><text:span text:style-name="T1">.5</text:span></text:p>
          </draw:text-box>
        </draw:frame>
        <draw:frame draw:style-name="gr3" draw:text-style-name="P3" draw:layer="layout" svg:width="1.315cm" svg:height="0.806cm" svg:x="0.563cm" svg:y="1.41cm">
          <draw:text-box>
            <text:p text:style-name="P2"><text:span text:style-name="T2">-</text:span><text:span text:style-name="T3">0</text:span><text:span text:style-name="T1">.9</text:span></text:p>
          </draw:text-box>
        </draw:frame>
        <draw:frame draw:style-name="gr3" draw:text-style-name="P6" draw:layer="layout" svg:width="0.735cm" svg:height="0.725cm" svg:x="0.963cm" svg:y="0.11cm">
          <draw:text-box>
            <text:p text:style-name="P5"><text:span text:style-name="T3">0</text:span></text:p>
          </draw:text-box>
        </draw:frame>
        <draw:frame draw:style-name="gr3" draw:text-style-name="P3" draw:layer="layout" svg:width="1.294cm" svg:height="0.725cm" svg:x="1.909cm" svg:y="-0.12cm">
          <draw:text-box>
            <text:p text:style-name="P2"><text:span text:style-name="T4">l</text:span><text:span text:style-name="T1"> = 0</text:span></text:p>
          </draw:text-box>
        </draw:frame>
        <draw:frame draw:style-name="gr3" draw:text-style-name="P3" draw:layer="layout" svg:width="1.294cm" svg:height="0.725cm" svg:x="4.509cm" svg:y="-0.119cm">
          <draw:text-box>
            <text:p text:style-name="P2"><text:span text:style-name="T4">l</text:span><text:span text:style-name="T1"> = 1</text:span></text:p>
          </draw:text-box>
        </draw:frame>
        <draw:frame draw:style-name="gr3" draw:text-style-name="P3" draw:layer="layout" svg:width="1.289cm" svg:height="0.725cm" svg:x="7.909cm" svg:y="-0.119cm">
          <draw:text-box>
            <text:p text:style-name="P2"><text:span text:style-name="T4">l</text:span><text:span text:style-name="T1"> = 2</text:span></text:p>
          </draw:text-box>
        </draw:frame>
        <draw:frame draw:style-name="gr3" draw:text-style-name="P3" draw:layer="layout" svg:width="1.289cm" svg:height="0.725cm" svg:x="12.909cm" svg:y="-0.119cm">
          <draw:text-box>
            <text:p text:style-name="P2"><text:span text:style-name="T4">l</text:span><text:span text:style-name="T1"> = 3</text:span></text:p>
          </draw:text-box>
        </draw:frame>
        <draw:frame draw:style-name="gr3" draw:text-style-name="P3" draw:layer="layout" svg:width="0.858cm" svg:height="0.725cm" svg:x="15.657cm" svg:y="-0.119cm">
          <draw:text-box>
            <text:p text:style-name="P2"><text:span text:style-name="T1">...</text:span></text:p>
          </draw:text-box>
        </draw:frame>
        <draw:line draw:style-name="gr2" draw:text-style-name="P1" draw:layer="layout" svg:x1="14.647cm" svg:y1="1.816cm" svg:x2="15.282cm" svg:y2="1.816cm">
          <text:p text:style-name="P2"/>
        </draw:line>
        <draw:line draw:style-name="gr2" draw:text-style-name="P1" draw:layer="layout" svg:x1="15.348cm" svg:y1="1.816cm" svg:x2="15.983cm" svg:y2="1.816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23T21:47:19</meta:creation-date>
    <dc:creator>Jussi Eloranta</dc:creator>
    <dc:date>2007-04-23T22:21:47</dc:date>
    <dc:language>en-US</dc:language>
    <meta:editing-cycles>25</meta:editing-cycles>
    <meta:editing-duration>PT34M29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